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tyle="italic" officeooo:rsid="00041712" officeooo:paragraph-rsid="00041712" style:font-style-asian="italic" style:font-style-complex="italic"/>
    </style:style>
    <style:style style:name="P2" style:family="paragraph" style:parent-style-name="Heading_20_2">
      <style:text-properties officeooo:rsid="00041712" officeooo:paragraph-rsid="00041712"/>
    </style:style>
    <style:style style:name="P3" style:family="paragraph" style:parent-style-name="Heading_20_2">
      <style:text-properties officeooo:paragraph-rsid="0005dd97"/>
    </style:style>
    <style:style style:name="P4" style:family="paragraph" style:parent-style-name="Preformatted_20_Text">
      <loext:graphic-properties draw:fill="solid" draw:fill-color="#e0e0e0" draw:opacity="100%"/>
      <style:paragraph-properties fo:background-color="#e0e0e0"/>
      <style:text-properties fo:font-weight="bold"/>
    </style:style>
    <style:style style:name="P5" style:family="paragraph" style:parent-style-name="Preformatted_20_Text">
      <loext:graphic-properties draw:fill="solid" draw:fill-color="#e0e0e0" draw:opacity="100%"/>
      <style:paragraph-properties fo:background-color="#e0e0e0">
        <style:tab-stops>
          <style:tab-stop style:position="0.346cm"/>
          <style:tab-stop style:position="0.885cm"/>
          <style:tab-stop style:position="1.462cm"/>
          <style:tab-stop style:position="1.905cm"/>
          <style:tab-stop style:position="2.406cm"/>
        </style:tab-stops>
      </style:paragraph-properties>
      <style:text-properties style:use-window-font-color="true" loext:opacity="0%" fo:font-size="11pt" style:text-underline-style="none" fo:font-weight="normal" style:font-size-asian="11pt" style:font-weight-asian="normal" style:font-size-complex="11pt" style:font-weight-complex="normal"/>
    </style:style>
    <style:style style:name="P6" style:family="paragraph" style:parent-style-name="Preformatted_20_Text">
      <loext:graphic-properties draw:fill="solid" draw:fill-color="#e0e0e0" draw:opacity="100%"/>
      <style:paragraph-properties fo:background-color="#e0e0e0"/>
      <style:text-properties style:use-window-font-color="true" loext:opacity="0%" fo:font-size="11pt" fo:background-color="transparent" style:font-size-asian="11pt" style:font-size-complex="11pt"/>
    </style:style>
    <style:style style:name="P7" style:family="paragraph" style:parent-style-name="Preformatted_20_Text">
      <loext:graphic-properties draw:fill="solid" draw:fill-color="#e0e0e0" draw:opacity="100%"/>
      <style:paragraph-properties fo:background-color="#e0e0e0"/>
    </style:style>
    <style:style style:name="P8" style:family="paragraph" style:parent-style-name="Preformatted_20_Text">
      <loext:graphic-properties draw:fill="solid" draw:fill-color="#e0e0e0" draw:opacity="100%"/>
      <style:paragraph-properties fo:margin-top="0cm" fo:margin-bottom="0.499cm" style:contextual-spacing="false" fo:background-color="#e0e0e0"/>
    </style:style>
    <style:style style:name="P9" style:family="paragraph" style:parent-style-name="Standard">
      <style:paragraph-properties>
        <style:tab-stops>
          <style:tab-stop style:position="0.346cm"/>
          <style:tab-stop style:position="0.885cm"/>
          <style:tab-stop style:position="1.462cm"/>
          <style:tab-stop style:position="1.905cm"/>
          <style:tab-stop style:position="2.406cm"/>
        </style:tab-stops>
      </style:paragraph-properties>
      <style:text-properties style:use-window-font-color="true" loext:opacity="0%" fo:font-size="11pt" style:text-underline-style="none" fo:font-weight="bold" officeooo:rsid="0005dd97" officeooo:paragraph-rsid="0005dd97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346cm"/>
          <style:tab-stop style:position="0.885cm"/>
          <style:tab-stop style:position="1.462cm"/>
          <style:tab-stop style:position="1.905cm"/>
          <style:tab-stop style:position="2.406cm"/>
        </style:tab-stops>
      </style:paragraph-properties>
      <style:text-properties style:use-window-font-color="true" loext:opacity="0%" fo:font-size="11pt" style:text-underline-style="none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346cm"/>
          <style:tab-stop style:position="0.885cm"/>
          <style:tab-stop style:position="1.462cm"/>
          <style:tab-stop style:position="1.905cm"/>
          <style:tab-stop style:position="2.406cm"/>
        </style:tab-stops>
      </style:paragraph-properties>
      <style:text-properties style:use-window-font-color="true" loext:opacity="0%" fo:font-size="11pt" style:text-underline-style="none" fo:font-weight="normal" officeooo:paragraph-rsid="00041712" style:font-size-asian="11pt" style:font-weight-asian="normal" style:font-size-complex="11pt" style:font-weight-complex="normal"/>
    </style:style>
    <style:style style:name="T1" style:family="text">
      <style:text-properties style:font-name="Consolas"/>
    </style:style>
    <style:style style:name="T2" style:family="text">
      <style:text-properties style:font-name="Consolas" fo:font-weight="bold" style:font-weight-asian="bold"/>
    </style:style>
    <style:style style:name="T3" style:family="text">
      <style:text-properties style:font-name="Consolas"/>
    </style:style>
    <style:style style:name="T4" style:family="text">
      <style:text-properties style:font-name="Consolas"/>
    </style:style>
    <style:style style:name="T5" style:family="text">
      <style:text-properties style:font-name="Consolas"/>
    </style:style>
    <style:style style:name="T6" style:family="text">
      <style:text-properties style:font-name="Consolas" fo:font-style="italic" fo:font-weight="bold" style:font-style-asian="italic" style:font-weight-asian="bold"/>
    </style:style>
    <style:style style:name="T7" style:family="text">
      <style:text-properties style:font-name="Consolas" fo:font-style="italic" style:font-style-asian="italic"/>
    </style:style>
    <style:style style:name="T8" style:family="text">
      <style:text-properties style:font-name="Consolas"/>
    </style:style>
    <style:style style:name="T9" style:family="text">
      <style:text-properties style:font-name="Consolas"/>
    </style:style>
    <style:style style:name="T10" style:family="text">
      <style:text-properties officeooo:rsid="0005dd97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color="#e0e0e0" loext:opacity="100%"/>
    </style:style>
    <style:style style:name="T13" style:family="text">
      <style:text-properties fo:color="#e0e0e0" loext:opacity="100%" fo:font-size="11pt" style:font-size-asian="11pt" style:font-size-complex="11pt"/>
    </style:style>
    <style:style style:name="T14" style:family="text">
      <style:text-properties style:use-window-font-color="true" loext:opacity="0%" fo:font-size="11pt" style:font-size-asian="11pt" style:font-size-complex="11pt"/>
    </style:style>
    <style:style style:name="T15" style:family="text">
      <style:text-properties style:use-window-font-color="true" loext:opacity="0%" fo:font-size="11pt" style:font-size-asian="11pt" style:font-size-complex="11pt"/>
    </style:style>
    <style:style style:name="T16" style:family="text">
      <style:text-properties style:use-window-font-color="true" loext:opacity="0%" fo:font-size="11pt" fo:background-color="#e0e0e0" loext:char-shading-value="0" style:font-size-asian="11pt" style:font-size-complex="11pt"/>
    </style:style>
    <style:style style:name="T17" style:family="text">
      <style:text-properties style:use-window-font-color="true" loext:opacity="0%" fo:font-size="11pt" fo:background-color="#e0e0e0" loext:char-shading-value="0" style:font-size-asian="11pt" style:font-size-complex="11pt"/>
    </style:style>
    <style:style style:name="T18" style:family="text">
      <style:text-properties style:use-window-font-color="true" loext:opacity="0%" fo:font-size="11pt" fo:background-color="transparent" loext:char-shading-value="0" style:font-size-asian="11pt" style:font-size-complex="11pt"/>
    </style:style>
    <style:style style:name="T19" style:family="text">
      <style:text-properties style:use-window-font-color="true" loext:opacity="0%" fo:font-size="11pt" fo:background-color="transparent" loext:char-shading-value="0" style:font-size-asian="11pt" style:font-size-complex="11pt"/>
    </style:style>
    <style:style style:name="T20" style:family="text">
      <style:text-properties fo:background-color="#e0e0e0" loext:char-shading-value="0"/>
    </style:style>
    <style:style style:name="T21" style:family="text">
      <style:text-properties fo:background-color="#e0e0e0" loext:char-shading-value="0"/>
    </style:style>
    <style:style style:name="T22" style:family="text"/>
    <style:style style:name="T23" style:family="text">
      <style:text-properties fo:background-color="transparent" loext:char-shading-value="0"/>
    </style:style>
    <style:style style:name="T24" style:family="text">
      <style:text-properties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Lückentext „kürzeste Strecke mit Backtracking“</text:h>
      <text:p text:style-name="P10"><text:span text:style-name="T1"/></text:p>
      <text:p text:style-name="P10"><text:span text:style-name="T1"><text:tab/></text:span><text:span text:style-name="T1">private</text:span><text:span text:style-name="T1"> </text:span><text:span text:style-name="T1">void</text:span><text:span text:style-name="T1"> kuerzesteStrecke(Vertex </text:span><text:span text:style-name="T1">pStart</text:span><text:span text:style-name="T1">, Vertex </text:span><text:span text:style-name="T1">pZiel</text:span><text:span text:style-name="T1">, </text:span><text:span text:style-name="T1">double</text:span><text:span text:style-name="T1"> </text:span><text:span text:style-name="T1">pKmBisher</text:span><text:span text:style-name="T1">) {</text:span></text:p>
      <text:p text:style-name="P10"><text:span text:style-name="T1"><text:tab/><text:tab/></text:span><text:span text:style-name="T1">if</text:span><text:span text:style-name="T1">(</text:span><text:span text:style-name="T1">______________________________________</text:span><text:span text:style-name="T1">) {</text:span></text:p>
      <text:p text:style-name="P10"><text:span text:style-name="T1"><text:tab/><text:tab/><text:tab/></text:span><text:span text:style-name="T1">return</text:span><text:span text:style-name="T1">;</text:span></text:p>
      <text:p text:style-name="P10"><text:span text:style-name="T1"><text:tab/><text:tab/>}</text:span></text:p>
      <text:p text:style-name="P10"><text:span text:style-name="T1"><text:tab/><text:tab/></text:span><text:span text:style-name="T1">if</text:span><text:span text:style-name="T1">(_________________________________________) {</text:span></text:p>
      <text:p text:style-name="P10"><text:span text:style-name="T1"><text:tab/><text:tab/><text:tab/>kopiereInKuerzesteListe(</text:span><text:span text:style-name="T1">streckeImMoment</text:span><text:span text:style-name="T1">);</text:span></text:p>
      <text:p text:style-name="P10"><text:span text:style-name="T1"><text:tab/><text:tab/><text:tab/></text:span><text:span text:style-name="T1">kuerzesteDistanz</text:span><text:span text:style-name="T1"> = </text:span><text:span text:style-name="T1">pKmBisher</text:span><text:span text:style-name="T1">;</text:span></text:p>
      <text:p text:style-name="P10"><text:span text:style-name="T1"><text:tab/><text:tab/><text:tab/>System.</text:span><text:span text:style-name="T7">out</text:span><text:span text:style-name="T1">.println(</text:span><text:span text:style-name="T1">"beste Distanz: "</text:span><text:span text:style-name="T1">+</text:span><text:span text:style-name="T1">kuerzesteDistanz</text:span><text:span text:style-name="T1">);</text:span></text:p>
      <text:p text:style-name="P10"><text:span text:style-name="T1"><text:tab/><text:tab/><text:tab/></text:span><text:span text:style-name="T1">return</text:span><text:span text:style-name="T1">;</text:span></text:p>
      <text:p text:style-name="P10"><text:span text:style-name="T1"><text:tab/><text:tab/>}</text:span></text:p>
      <text:p text:style-name="P10"><text:span text:style-name="T1"><text:tab/><text:tab/></text:span><text:span text:style-name="T1">if</text:span><text:span text:style-name="T1">(_________________________________) {</text:span></text:p>
      <text:p text:style-name="P10"><text:span text:style-name="T1"><text:tab/><text:tab/><text:tab/></text:span><text:span text:style-name="T1">return</text:span><text:span text:style-name="T1">;</text:span></text:p>
      <text:p text:style-name="P10"><text:span text:style-name="T1"><text:tab/><text:tab/>}</text:span></text:p>
      <text:p text:style-name="P10"><text:span text:style-name="T1"><text:tab/><text:tab/>_______________________________________;</text:span></text:p>
      <text:p text:style-name="P10"><text:span text:style-name="T1"><text:tab/><text:tab/>_______________________________________;</text:span></text:p>
      <text:p text:style-name="P10"><text:span text:style-name="T1"><text:tab/><text:tab/>List&lt;Vertex&gt; </text:span><text:span text:style-name="T1">nachbarn</text:span><text:span text:style-name="T1"> = </text:span><text:span text:style-name="T1">karte</text:span><text:span text:style-name="T1">.getNeighbours(</text:span><text:span text:style-name="T1">pStart</text:span><text:span text:style-name="T1">);</text:span></text:p>
      <text:p text:style-name="P10"><text:span text:style-name="T1"><text:tab/><text:tab/></text:span><text:span text:style-name="T1">for</text:span><text:span text:style-name="T1">(</text:span><text:span text:style-name="T1">nachbarn</text:span><text:span text:style-name="T1">.toFirst();</text:span><text:span text:style-name="T1">nachbarn</text:span><text:span text:style-name="T1">.hasAccess(); </text:span><text:span text:style-name="T1">nachbarn</text:span><text:span text:style-name="T1">.next()) {</text:span></text:p>
      <text:p text:style-name="P10"><text:span text:style-name="T1"><text:tab/><text:tab/><text:tab/>Vertex </text:span><text:span text:style-name="T1">n</text:span><text:span text:style-name="T1"> = </text:span><text:span text:style-name="T1">nachbarn</text:span><text:span text:style-name="T1">.getContent();</text:span></text:p>
      <text:p text:style-name="P11"><text:span text:style-name="T1"><text:tab/><text:tab/><text:tab/></text:span><text:span text:style-name="T1">// die folgende Zeile wird gebraucht, </text:span></text:p>
      <text:p text:style-name="P11"><text:span text:style-name="T1"><text:tab/><text:tab/><text:tab/>// damit die Kantenmarkierung ordentlich klappt.</text:span></text:p>
      <text:p text:style-name="P10"><text:span text:style-name="T1"><text:tab/><text:tab/><text:tab/></text:span><text:span text:style-name="T1">if</text:span><text:span text:style-name="T1">(</text:span><text:span text:style-name="T1">n</text:span><text:span text:style-name="T1">.isMarked()) </text:span><text:span text:style-name="T1">continue</text:span><text:span text:style-name="T1">;</text:span></text:p>
      <text:p text:style-name="P10"><text:span text:style-name="T1"><text:tab/><text:tab/><text:tab/>Edge </text:span><text:span text:style-name="T1">pStart_zu_n</text:span><text:span text:style-name="T1"> = </text:span><text:span text:style-name="T1">karte</text:span><text:span text:style-name="T1">.getEdge(</text:span><text:span text:style-name="T1">pStart</text:span><text:span text:style-name="T1">, </text:span><text:span text:style-name="T1">n</text:span><text:span text:style-name="T1">);</text:span></text:p>
      <text:p text:style-name="P10"><text:span text:style-name="T1"><text:tab/><text:tab/><text:tab/>________________________________________; </text:span></text:p>
      <text:p text:style-name="P10"><text:span text:style-name="T1"><text:tab/><text:tab/><text:tab/>kuerzesteStrecke(_______________ , ______________ , __________________);</text:span></text:p>
      <text:p text:style-name="P10"><text:span text:style-name="T1"><text:tab/><text:tab/><text:tab/>________________________________________;</text:span></text:p>
      <text:p text:style-name="P10"><text:span text:style-name="T1"><text:tab/><text:tab/>}</text:span></text:p>
      <text:p text:style-name="P10"><text:span text:style-name="T1"><text:tab/><text:tab/>_____________________________________________;</text:span></text:p>
      <text:p text:style-name="P10"><text:span text:style-name="T1"><text:tab/><text:tab/></text:span><text:span text:style-name="T1">// den letzten Knoten wegnehmen</text:span></text:p>
      <text:p text:style-name="P10"><text:span text:style-name="T1"><text:tab/><text:tab/></text:span><text:span text:style-name="T1">streckeImMoment</text:span><text:span text:style-name="T1">.toLast();</text:span></text:p>
      <text:p text:style-name="P10"><text:span text:style-name="T1"><text:tab/><text:tab/></text:span><text:span text:style-name="T1">streckeImMoment</text:span><text:span text:style-name="T1">.remove();</text:span></text:p>
      <text:p text:style-name="P10"><text:span text:style-name="T1"><text:tab/>}</text:span></text:p>
      <text:p text:style-name="P10"/>
      <text:h text:style-name="P3" text:outline-level="2"><text:span text:style-name="T10">Prinzip des Backtracking</text:span></text:h>
      <text:p text:style-name="P5"><text:span text:style-name="Source_20_Text"><text:span text:style-name="T24">Teillösung ist zu Anfang leer.</text:span></text:span></text:p>
      <text:p text:style-name="P7"><text:span text:style-name="Source_20_Text"><text:span text:style-name="T19">Stufe ist 0.</text:span></text:span></text:p>
      <text:p text:style-name="P6"/>
      <text:p text:style-name="P4"><text:span text:style-name="Source_20_Text"><text:span text:style-name="T19">Funktion FindeLoesung (Stufe, Teillösung)</text:span></text:span></text:p>
      <text:p text:style-name="P7"><text:span text:style-name="Source_20_Text"><text:span text:style-name="T19"><text:s/>1. Abbruchbedingung: Wenn die Stufe zu groß ist</text:span></text:span></text:p>
      <text:p text:style-name="P7"><text:span text:style-name="Source_20_Text"><text:span text:style-name="T19"><text:s text:c="23"/>oder es keinen Teil-Lösungsschritt mehr gibt. <text:s text:c="2"/></text:span></text:span></text:p>
      <text:p text:style-name="P7"><text:span text:style-name="Source_20_Text"><text:span text:style-name="T19"><text:s/>2. Abbruchbedingung: Wenn eine Lösung erreicht wurde.</text:span></text:span></text:p>
      <text:p text:style-name="P7"><text:span text:style-name="Source_20_Text"><text:span text:style-name="T19"><text:s text:c="22"/>Bearbeite ggf. die Lösung! <text:s text:c="2"/></text:span></text:span></text:p>
      <text:p text:style-name="P7"><text:span text:style-name="Source_20_Text"><text:span text:style-name="T19"><text:s/>3. wiederhole, solange es noch neue Teil-Lösungsschritte gibt:</text:span></text:span></text:p>
      <text:p text:style-name="P7"><text:span text:style-name="Source_20_Text"><text:span text:style-name="T19"><text:s text:c="4"/>a) Wähle einen neuen Teil-Lösungsschritt. </text:span></text:span></text:p>
      <text:p text:style-name="P7"><text:span text:style-name="Source_20_Text"><text:span text:style-name="T19"><text:s text:c="4"/>b) Erweitere Teillösung um Wahl. <text:s text:c="5"/></text:span></text:span></text:p>
      <text:p text:style-name="P7"><text:span text:style-name="Source_20_Text"><text:span text:style-name="T19"><text:s text:c="4"/>c) rekursiver Aufruf: FindeLoesung(Stufe+1, Teillösung) </text:span></text:span></text:p>
      <text:p text:style-name="P8"><text:span text:style-name="Source_20_Text"><text:span text:style-name="T19"><text:s text:c="4"/>d) Mache die Erweiterung der Teillösung rückgängig </text:span></text:span></text:p>
      <text:p text:style-name="P9">Zeige die Elemente des Backtracking am Java-Quelltext oben auf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font-style="italic" officeooo:rsid="00041712" officeooo:paragraph-rsid="00041712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nformatik Q1 LK<text:tab/>Graphen: kürzeste Strecke / Backtracking<text:tab/>Juni 2023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6-12T18:29:14.597000000</dc:date>
    <meta:editing-duration>PT7M16S</meta:editing-duration>
    <meta:editing-cycles>3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47" meta:word-count="171" meta:character-count="1872" meta:non-whitespace-character-count="1593"/>
  </office:meta>
</office:document-meta>
</file>